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bfd0" officeooo:paragraph-rsid="001abfd0"/>
    </style:style>
    <style:style style:name="P2" style:family="paragraph" style:parent-style-name="Standard">
      <style:text-properties officeooo:rsid="002111e4" officeooo:paragraph-rsid="001abfd0"/>
    </style:style>
    <style:style style:name="P3" style:family="paragraph" style:parent-style-name="Standard">
      <style:text-properties officeooo:rsid="0022a02f" officeooo:paragraph-rsid="0022cf8a"/>
    </style:style>
    <style:style style:name="P4" style:family="paragraph" style:parent-style-name="Standard">
      <style:text-properties officeooo:rsid="0022cf8a" officeooo:paragraph-rsid="00236a89"/>
    </style:style>
    <style:style style:name="P5" style:family="paragraph" style:parent-style-name="Standard">
      <style:text-properties officeooo:rsid="0024e7b0" officeooo:paragraph-rsid="00268a01"/>
    </style:style>
    <style:style style:name="P6" style:family="paragraph" style:parent-style-name="Standard">
      <style:text-properties officeooo:rsid="0024e7b0" officeooo:paragraph-rsid="00293b92"/>
    </style:style>
    <style:style style:name="P7" style:family="paragraph" style:parent-style-name="Standard">
      <style:text-properties officeooo:rsid="0024e7b0" officeooo:paragraph-rsid="002b5897"/>
    </style:style>
    <style:style style:name="P8" style:family="paragraph" style:parent-style-name="Standard">
      <style:text-properties officeooo:rsid="00293b92" officeooo:paragraph-rsid="00293b92"/>
    </style:style>
    <style:style style:name="P9" style:family="paragraph" style:parent-style-name="Standard">
      <style:text-properties officeooo:rsid="002b7d95" officeooo:paragraph-rsid="002c28f2"/>
    </style:style>
    <style:style style:name="P10" style:family="paragraph" style:parent-style-name="Standard">
      <style:text-properties officeooo:rsid="0036e3df" officeooo:paragraph-rsid="00386f5d"/>
    </style:style>
    <style:style style:name="P11" style:family="paragraph" style:parent-style-name="Standard">
      <style:text-properties officeooo:rsid="0036e3df" officeooo:paragraph-rsid="00395b5c"/>
    </style:style>
    <style:style style:name="P12" style:family="paragraph" style:parent-style-name="Standard">
      <style:text-properties officeooo:rsid="0036e3df" officeooo:paragraph-rsid="00397e69"/>
    </style:style>
    <style:style style:name="P13" style:family="paragraph" style:parent-style-name="Standard">
      <style:text-properties officeooo:rsid="00386f5d" officeooo:paragraph-rsid="00386f5d"/>
    </style:style>
    <style:style style:name="P14" style:family="paragraph" style:parent-style-name="Standard">
      <style:text-properties officeooo:rsid="0036e3df" officeooo:paragraph-rsid="003e492c"/>
    </style:style>
    <style:style style:name="P15" style:family="paragraph" style:parent-style-name="Standard">
      <style:text-properties officeooo:paragraph-rsid="003e492c"/>
    </style:style>
    <style:style style:name="T1" style:family="text">
      <style:text-properties officeooo:rsid="001c2f4f"/>
    </style:style>
    <style:style style:name="T2" style:family="text">
      <style:text-properties officeooo:rsid="0022cf8a"/>
    </style:style>
    <style:style style:name="T3" style:family="text">
      <style:text-properties officeooo:rsid="00268a01"/>
    </style:style>
    <style:style style:name="T4" style:family="text">
      <style:text-properties officeooo:rsid="0026bf92"/>
    </style:style>
    <style:style style:name="T5" style:family="text">
      <style:text-properties officeooo:rsid="002867d5"/>
    </style:style>
    <style:style style:name="T6" style:family="text">
      <style:text-properties officeooo:rsid="00293b92"/>
    </style:style>
    <style:style style:name="T7" style:family="text">
      <style:text-properties officeooo:rsid="0029f95a"/>
    </style:style>
    <style:style style:name="T8" style:family="text">
      <style:text-properties officeooo:rsid="002b5897"/>
    </style:style>
    <style:style style:name="T9" style:family="text">
      <style:text-properties officeooo:rsid="002c28f2"/>
    </style:style>
    <style:style style:name="T10" style:family="text">
      <style:text-properties officeooo:rsid="002cc17b"/>
    </style:style>
    <style:style style:name="T11" style:family="text">
      <style:text-properties officeooo:rsid="00386f5d"/>
    </style:style>
    <style:style style:name="T12" style:family="text">
      <style:text-properties officeooo:rsid="003e492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10"/>Hola em dic MARIA MASJOAN REGUANT . Vaig neixer a MANRESA EL DIA 2 DE ABRILDEL 193<text:span text:style-name="T1">8.</text:span></text:p>
      <text:p text:style-name="P2"/>
      <text:p text:style-name="P3">Els meus pares es <text:s/>deien Paquita i R<text:span text:style-name="T2">afel <text:s/>i com he dit vaig neixer l¡any 38 en plena Guerra Civil.</text:span></text:p>
      <text:p text:style-name="P4">La meva mare vivia amb la seva mare i germana. Quant yo vaig neixer els meus pares no eren casats degut a la guerra. <text:s/>Ara amb això no passa res però 82 anys <text:s/>enrera era una cosa molt malt vista per tothom. La meva tia era modista a TERRASSA i era una modista que vestia ala gent rica de Terrassa i ella <text:s/>va <text:s/>considerar que aquesta gent no podien saber que la seva germana havia de tenir un fill sense ser casada i com a consequencia va dir a la meva mare que havien de buscar una clinica lluny de Terrasssa. <text:s/>Van trobar la clinica san josep de Manresa que la portaven les monjes josefines .per això vaig neixer a Manresa. Pero lo trist del cas va ser que quant yo ya havia nascut i haviem de anar a casa la germana i la mare van dir que yo no podia viure amb ells i em van deixar alla. Pèr sort aquestes monjes tenien a Manresa un col.legi de nenes que en aquells temps els seus pares no podien mantenirles i estaven internes .yo quant vaig tenir uns dos anys vaig anar al col.legi <text:s/>fins als dos anys vaig viure a la clinica amb les monjes que varen assistir al part de la meva mare i al veure lo que pasava em van estimar moltissim tant com quant vaig anar al col.legi yo era la alumna mes volguda per <text:s/>les monjes i vaig ser molt feliç.</text:p>
      <text:p text:style-name="P4"><text:s text:c="3"/></text:p>
      <text:p text:style-name="P5">EN aquest col.legi les nenes petites teniem una alumna mes gran que es cuidava de nosaltres les petites.En deien LA MAYOR.ella es cuidava de que portessim la bata que duiem per estar a casa que fos neta i també mirava que ens fessim be el llit ect....LA MEVA MAYOR es <text:s/>deia ESTRELLA I era del PAIS BASC. Ella a mi me estimave molt i yo a ella també. <text:s/><text:span text:style-name="T3">Com he dit les monjes de la clinica i del col.legi eren les mateixes i els diumenges totes les nenes del col.legi anavem a la clinica a dinar i jugavem al pati que era molt i molt gran. <text:s/>Al vespre totes en fila pel carrer anavem cap <text:s/>al col.legi però ya haviem passat un dia diferent i ens agradava molt. Pel carrer portavem un uniforme blau ambn el coll blanc,sabates negres i mitjons blancs i un sombreret molt macu <text:s/>per estar per casa portavem un uniforme de cuadres gris i blancs. </text:span></text:p>
      <text:p text:style-name="P7"><text:span text:style-name="T3">Com ya he dit yo era la nena mimada per les monjes i per això les altres nenes si volien alguna cosa fora de lo nrmal mho deien a mi i yo era raro <text:s/>que les monjes em diguessin que no.vaja una nena rapelent.....pero el record que ting yo de la clinica com del col.legi es molt bo. </text:span><text:span text:style-name="T4">Tambe era un motiu de alegria quant era el san de la Mare Superiora o per SANT JOSEP. Aquests dos dies anavem a la clinica, feiem un gran dinar nosaltres i les noies de la clinica que vivien alla i ajudaven a les monjes amb les feines de la clinica.No eren infermeres ni res però aixis tenien casa i menjar sense pagar res .Aquestes noies la majoria eran del Nord de Espanya.aixo era degut que moltes monges eren de <text:s text:c="2"/>Navarra Pais Basc Asturies etc. com deia aquests dies feiem festa grossa. Al mati missa,despres esmorzar amb chocolata desfeta i jugar.Despres de dinar entre t</text:span></text:p>
      <text:p text:style-name="P7"/>
      <text:p text:style-name="P7"><text:span text:style-name="T4">otes les noies i alguna monja feiem un parell de obres de teatre.i al vespre totes contentes cap a casa. <text:s/></text:span><text:span text:style-name="T5">Aixis vaig pasar els primers 9 anys de la meva vida però yo era feliç i no necesitave res mes. En tenia prou al veure que les monges i tothom estimaven a la MARICHU. Em deien aixis perquè es MARIA en basc.</text:span></text:p>
      <text:p text:style-name="P6"><text:span text:style-name="T5"><text:s/></text:span><text:span text:style-name="T6">Be ara be la part mes trista. <text:s/></text:span></text:p>
      <text:p text:style-name="P8">Quant yo tenia 9 anys el meu pare va dir que ya ni havia prou de tenir la nena lluny.</text:p>
      <text:p text:style-name="P8">La meva avia i la meva tia van dir que ya estaven be com estaven i la meva marer per no contradir a la seva mare i germana els hi va donar la rao. <text:s/>Pro el meu pare va dir que ell volia la nena i em van venir a buscar. <text:s/>Aixo va suposar que ni la meva tia ni la meva avia es parlessin amb el meu pare i la meva mare justet li parlava quant elles eren devant. </text:p>
      <text:p text:style-name="P8">A mi em va costar molt viure amb la meva família .va ser un canvi radical i em va suposar <text:s/>que yo sempre volgues anar a Manresa. Cosa que costava molt perquè si no mi portave el meu pare la meva mare era molt contraria a que yo anes a veure lesmonjes. </text:p>
      <text:p text:style-name="P8">Be ara us explicare la meva família. </text:p>
      <text:p text:style-name="P6"><text:soft-page-break/><text:span text:style-name="T6">El meu pare tenia </text:span><text:span text:style-name="T7">5 germans. Tots van neixer ALBONS que es un poblet de la provincia de Girona.els seus pares eren pagessos . Els meus avis es deien JOSEP MASJOAN VINYESi lameva avia es deia MARIA ABELLI PUIG. Els meus tiets es deien GENIS CARME RAFEL MARIA ESTEBA i SALVI. <text:s/>EL meu pare com he dit es deia RAFEL. <text:s/>QUANT van venir tots a Terrassa van comprar terrenys i també feien de pagessos i a mes van comprar una casa al carrer Major de Sant Pere numero 51. la meva mare avia i tia vivien al mateix carrer però el numero 25. Aixo va fer que els meus pares es conexeisin. <text:s/>La casa que van comprar els meus avis era una casa de pages que en aquella epoca a Terrassa ni havien moltes. Hi van posar vacas i varen posar una </text:span><text:span text:style-name="T8">llecheria per vendre llet i mato. Primer la botiga la portaven les dues noies però quant es van casar la va portar La Meva avia.. </text:span><text:span text:style-name="T7"><text:s text:c="2"/></text:span><text:span text:style-name="T6"><text:s text:c="3"/></text:span><text:span text:style-name="T4"><text:s/></text:span><text:span text:style-name="T3"><text:s text:c="6"/></text:span><text:s/></text:p>
      <text:p text:style-name="P9">El meu tio Genis e va casar als56 anys amb una noia que es deia <text:s/>Ramona i van tenir 2 fills EL Pere i la Maria Antonia. La meva tia Carme <text:s/>es va casar amb un noi <text:s/>que es deia Aureli i van tenir dos fills la Maria Carme i el Pep. La meva tia Maria es va casar amb un noi que es deia Amador i van tenir dues nenes la Maria <text:s/>Carme i la Montse.el meu tio Esteba es va casar amb la Antonia i no varen tenir fills i el meu tio Salvi es va casar amb <text:span text:style-name="T9">la Eulalia i van tenir una nena que es <text:s/>diu Eulalia. <text:s text:c="2"/>Aquesta era la meva família i dic era perquè ara tots son morts inclus els meus pares i la meva avia i la meva tia. Be els que son morts son els tios. Els meus cosins a <text:s/>part de la Maria Carme que va morir fa 2 anys tots son vius. </text:span></text:p>
      <text:p text:style-name="P9"><text:span text:style-name="T9">El que yo recordo dels meus tios i cosins es que cada diumenge tots anavem a casa dels meus avis a pasar la tarda .quant era hivern feiem torrades al foc a terra que tenien el menjador i els nens que erem nosaltres jugavem al pati o be entravem al estable de les vacas i el meu tio <text:s/>Genis que era el que les cuidava quant ens veia sortia corrents enfadat perquè deia que les posavem nervioses <text:s/>i llavors no les podia munyir. <text:s/></text:span><text:span text:style-name="T10">També recordo molt que com el meu pare treballava fent el transport per algunes empreses ya <text:s/>que no hi havien camions ho feia amb un carro i un cavall. Nosaltrres quant el meu pare ya havia plegat deixava el carro a casa seva al pati hi havia un <text:s/>tros del pati que era cobert i en deien LA <text:s/>COTXERIA</text:span> <text:s text:c="8"/></text:p>
      <text:p text:style-name="P12">Be abans de comensar amb la meva vida a Terrassa crec que haig de dir que yo només coneixia el meu pare que de tant en tant em venia a veure. Unaltre cosa <text:s/>que ara pot semblar impossible es que y</text:p>
      <text:p text:style-name="P12">&lt; no entenia ni parlava en català ya que com he dit tant les nenes com les monjes eran del Nord de Espanya i no parlaven el català. Devant de tot això per a mi anar a casa meva a Terrassa va suposar un temps de tristesa ya que no conexia ni a la meva mare ni la tierta ni la yaya. A mes hem de afegir que desde que yo vaig arribar a casa i tal com he dit la tieta i la yaya no es parlaven amb elmeu pare i la meva mara ho feia quant elles no eran al devant. Yo que venia de un lloc ahon era molt feliç <text:s/>de cop i volta trobarme amb aquella situacio em va fer pasar molt de temps plorant a les nits ya que si ho feia de dia la meva mare em renyava molt. <text:s/><text:span text:style-name="T11">Al cap de un temps que era a casa el meu pare va dir que yo havia de anar a col.legi. Em van portar a una escola que ha havia al costat de casa meva .aquesta escola avui encara funciona i la portaven les monjes CARMELITES DESCALZAS. Recordo els primers dies que em pasava les hores del pati amb un raco perquè no coneixia a cap nena ni ningú. <text:s text:c="2"/></text:span></text:p>
      <text:p text:style-name="P13"><text:s/>Va ser un temps molt trist sobretot <text:s/>perquè vivin a la mateixa casa al fet de que entre ells no es parlessin era molt dur. Com tota persona yo <text:s/>volia estar be a casa i vaig mirar de acostumarme a aquella situacio i procurar fer alguna amigueta per poder jugar al pati de la escola. La primera aniga que vaig tenirf va ser la MARIA TERESA CARNE. Ella vivia al devant de casa meva .tambe anava al col.legi de les monjes i ella va fer que les altres nenes de la clase comensesin a parlar i jugar amb mi. </text:p>
      <text:p text:style-name="P10">Parlant de aquestes monjes haig de explicar uns fets que per una banda em van fer estar orgullosa del meu pare i per altre <text:s/>em van ensenyar que tot i ser monjes ni havia alguna que de bona persona no en tenia res. </text:p>
      <text:p text:style-name="P11">Els fets son. Quant va acabar la guerra civil van sortir <text:s/>uns bandos que els hi deien LOS ROJOS I aquesta gent es dedicaven a saquejar esglesies i perseguir monjes i capellans, Dons be un dia el meu <text:soft-page-break/>pare era a la AVINGUDA ABAT MARCET . En aquell temps no hi havia ni la piscina ni la RESIDENCIA TORRES FALGUERA ni molt menys casas.Nomes hi havia el col.legi</text:p>
      <text:p text:style-name="P14">dels PADRES CARMELITANS i ells vivien alla i tenien una ESGLESIA per ells cel.lebrar missa. El meu pare pasava per alla amb el carro i va veure com uns homes jugaven amb la MARE DE DEU i deien ara anirem a les monjes del carrer sant PERE i a la PARROQUIA DE SANT PERE QUE es <text:s/>a la Plasa de <text:s/>MOSSEN HOMS . Al sentir això el meu pare va posarse a fer correr al cavall <text:s/>i va anar directe com un boig segons les seves paraules a la escola <text:s/>que yo anava i les va fer sortir per darrera el pati. Totes les cases del carrerr major de Sant Pere al final del pati tenien una porta que donave a fora. Ara hi ha un carrer però abans era com un descampat. No se si recordeu que yo he <text:s/>dit que els meus avis paterns vivien al carrer major des SANT PERE i havien comprat una casa molt gran de pages. <text:s/>Be dons en aquesta casa hi havia una habitacio que tenia una trampa. Al terra que era de <text:s/>fusta hi havia com una palanca que al axecarla hi haviua una escala que donava a un cuarto fosc que hi guardaven el vi i oli. Com deia el meu pare va agafar les <text:s/>monjes i per darrera els patis les va portar a casa els seus pares i les van tenir amagades en el cuarto del vi. Junt amb les monjes es va emportar imatges de sants que tenien a <text:s/>la seva esglesia .el Sagrari i totes les coses de valor que elles tenien. Quant va tenir les monjes i les seves <text:s/>coses al lloc segur va fer el mateix a LES ESGLESIES DE SANT PERE amb la unica diferenciaque ekls capellans van anar a casa la ROSITA que despres va ser la que posava les inyeccions a tot el carrer Major. Les coses de valor també eren a casa els meus avis perquè ells no tenis gaire lloc i només es va quedar el Sr.Rector que es deia HOMS. Que per això la plasa es diu PLASA <text:s/>DE MOSSEN HOMS. Amb això el meu parer va evitar que fessin mal a les monjes i es quedessin amb les coses de valor de les dues esglesies y</text:p>
      <text:p text:style-name="P14">a que quant aquells homes hi van arribar no van trobar res. A casa</text:p>
      <text:p text:style-name="P15"><text:s/>la Rosita a mes del sr.. rector també shi va quedar el Sr. Vicari que era una capella que vivia ala casa del rector i era el que la ajudava a la missa quant havien de anar a veure malalts. El meu parer això hu explicava al cap de uns anys quant les coses estaven mes calmades i pobret ell hu explicava content però sense cap anim de que la gent li agrais . Ell deia que havia fet el que el seu cor li demanava. Va salvar a totes les monjes i els capellans i a mi desde que hu vaig saber que yo ya deuria tenir 11 o 12 anys sempre em va semblar que tenia un pare que havia jugat la seva vida per salvar el que ell creia que havia de salvar. <text:s/>Tant les monjes a casa els meus avis com els capellans a casa la Rosita hi varen Passar molt de temps i només sortien de aquell cuarto fosc al vespre que la meva avia Maria els hi feia <text:s/>un bon sopar . Durant el dia estaven amagades perquè ningú les pogues veure perquè hauria sigut nefast <text:span text:style-name="T12">que les haguessin trobades <text:s/>Peroyo deia que les persones de vegades no fem les coses be .Ara us dire perquè</text:span></text:p>
      <text:p text:style-name="P15">Tal com he dit yo anava aquest col.legi i a casa meva en aquell temps no crec que tinguessin gaires diners . Va arribar el comensament del curs i les monges aquell dia abans de fer classe van repartir els llibres que hauriem de fer sevir durant el curs.Es veu que a les nenes els hi havien cobrat els llibres junt a la mensualitat. No se el que va passar amb mi però si se que la monge de la clase va dir devant de totes les nenes que a la MARIA MASJOAN no se li podrien donar els llibres perquè els seus pares no tenien diners.Yo naturalment vaig arribar a casa plorant i el meu pare em va preguntar perquè plorava i yo li vaig explicar.aquesta monge era una de les que el meu pare havia salvat.quant el meu pare va sentir el que yo li deia va anar corrents al col.legi i li va dir a les monges que ell no volia cap tracta a favor meu però que era indigna que aquesta monge hagues fet això devant de tota la clase. A mi em van donar els llibres .els meus pares els van anar pagant a poc a poc i a la monge ya no la varem veure mes a la nostre clase</text:p>
      <text:p text:style-name="P15">Be això ho he explicat perquè ens donem compte que no per ser monges eran millor que com els meus pares no anaven a Missa que en aquell temps la gent tenia de tu una opinio diferent de si anaves a missa o no.</text:p>
      <text:p text:style-name="P15">He dit que la meva primera amiga va ser la MARIA TERESA CARNE. Aquesta nena em va presentar les seves amigues i yo deseguida vaig poder estar amb elles . Al carrer Major de SANT PERE hi vivien la TERESA BASTER i la PEPITA LLOBET i la seva germana RITA. Tambe i vivia la LLUISA PARIS. La MARIA GOTSEMS . Les germanes CARDUS que ara no recordo els noms.al costat mateix de casa meva hi havia un bar o taberna que en deia CA LA SILETA. Aquí hi <text:soft-page-break/>havien dos nens. El SISQUET I EL JOSEP. En aquest bar els homes delk carrer hi anaven a jugar a cartes o al domino. Els amos LA MARIA I EL JAUME eran molt simpatics i sempre tenien gent a jugar . Primer entre tota aquesta gent o sia els nens i nenes del carrer yo ya tenia amigues. I ens ho pasavem molt be. Erem bastant entremaliats i una de les coses que mes ens agradava era trucar per les cases i marxar. He de dir que això hu feien molt a les cases que saviem hi havia gent gran.nosaltres trucavem i ens amagavem .una de les coses que també feien era pasar pel pont de Sant Pere per dalt de la baranna. Ara yo mateixa quant passo pel pont no hem puc creure que fesssim això. A mes a mes ho feiem corrent mirant que havia estat menys estona per pasar.Com al meu pare tot el carrer el coneixia quant yo arribava a casa a ell ya li havien dit que a mi ma haviuen vist pasar pel pont . Ya us podeu imaginar quant yo arribava a casa el que pasava. Tambe anavem molt al pati dels meus avis i ens posavem a empaitar les gallines i oques que la meva avia tenia al pati i qye estaven soltes perquè mengessin .ella els tirava el menjar .les gallines i les oques es posaven nervioses i les oques ens empaitaven.Tambe anaven a la cuadra de les vaques i el meutio Genis ens empaitava amb un pal perquè deia que les posavem nervioses .Tambe entravem al <text:s/>estable dels cavalls .ni havien cuatre .un era el que el meu pare treballave i els altres eren dels meus avis i tio però estaven tots junts. De la cuadre dels cavalls també sortiem empaitats. Al carrer major de <text:s/>SANT PERE era costum aixis que feia bon temps sortir al carrer despres de sopar les dones amb cadires i feien grups i xerraven fins a la hora de anar a dormir i els nens jugavem al carrer.</text:p>
      <text:p text:style-name="P15">Una de les coses que recordo mes maques del carrer era que per CORPUS feiem una processor que hi anava tothom del carrer i també els nens o nenes que aquell any haviem fet la PRIMERA COMUNIO. <text:s/>Però lo macu era que aquest dia tots el homes del carrer anaven amb els seus carros a buscar verd. Eran fulles de bosc i llavors les posaven a la paret de les cases de tal manera que no es veia mi un pam de la paret de les cases. Tot quedava cobert de verd. Tenien molta feina a fer això però era precios. Les dones el que feien era comprar flors i feien una alfombra de tot el carrer tampoc es veia ni un pam de les llambordes del carrer. Era precios. I al vespore quant ya havia passat la proceso els nens agafavem le flors del caarrer i ens la tiravem per sobre mentres els homes treien tot el vers de les cases. Era bonic i molta gent del centre de TERRASSA veni a veure el carrer.</text:p>
      <text:p text:style-name="P15">Una cosa abans els que viviem a SANT PERE i haviem de anar per exemple al ARRABAL <text:s/>deiem anem a Terrassa.</text:p>
      <text:p text:style-name="P15">Vaja qye el barri de sant Pere era famos a tot TERRASSA.</text:p>
      <text:p text:style-name="P15">Tambe vui explicar que ahon ara hi ha la biblioteca abans hi havia la zona.</text:p>
      <text:p text:style-name="P15">La zona era com un cuartel de soldats que feien la mili i nosaktres per anar a col.legi hgaviem de pasar entre mig dels soldats que estaven formats al mig del carrer fent instruccio. Això ens divertis molt i mes dun cop aviam rebut un cop al cap de algun instructor però nosaltres ens agradava pasar pel mig dels soldats encara que saviem que les monges ens castigarien.</text:p>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7T18:17:23.232830863</meta:creation-date>
    <meta:generator>LibreOffice/6.4.6.2$Linux_AARCH64 LibreOffice_project/40$Build-2</meta:generator>
    <dc:date>2020-11-24T12:34:34.313577852</dc:date>
    <meta:editing-duration>PT2H50M20S</meta:editing-duration>
    <meta:editing-cycles>19</meta:editing-cycles>
    <meta:document-statistic meta:table-count="0" meta:image-count="0" meta:object-count="0" meta:page-count="4" meta:paragraph-count="31" meta:word-count="3355" meta:character-count="16669" meta:non-whitespace-character-count="13230"/>
  </office:meta>
</office:document-meta>
</file>